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3333" loext:opacity="100%" style:font-name="Libre Franklin SemiBold" fo:font-size="12pt" officeooo:rsid="0004eb9b" officeooo:paragraph-rsid="0004eb9b" style:font-size-asian="12pt" style:font-size-complex="12pt"/>
    </style:style>
    <style:style style:name="P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3333" loext:opacity="100%" style:font-name="Libre Franklin SemiBold" fo:font-size="12pt" fo:font-weight="normal" officeooo:rsid="0004eb9b" officeooo:paragraph-rsid="0004eb9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4pt" officeooo:rsid="0004eb9b" officeooo:paragraph-rsid="0004eb9b" style:font-size-asian="14pt" style:font-size-complex="14pt"/>
    </style:style>
    <style:style style:name="P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4pt" fo:font-weight="bold" officeooo:rsid="0004eb9b" officeooo:paragraph-rsid="0004eb9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2pt" fo:font-weight="normal" officeooo:rsid="0004eb9b" officeooo:paragraph-rsid="0004eb9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2pt" fo:font-weight="normal" officeooo:rsid="0004eb9b" officeooo:paragraph-rsid="0004eb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2pt" fo:font-weight="bold" officeooo:rsid="0004eb9b" officeooo:paragraph-rsid="0004eb9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808080" loext:opacity="100%" style:font-name="Libre Franklin SemiBold" fo:font-size="10pt" officeooo:rsid="0004eb9b" officeooo:paragraph-rsid="0004eb9b" style:font-size-asian="10pt" style:font-size-complex="10pt"/>
    </style:style>
    <style:style style:name="P9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ff0000" loext:opacity="100%" style:font-name="Libre Franklin SemiBold" fo:font-size="16pt" fo:font-weight="bold" officeooo:rsid="0004eb9b" officeooo:paragraph-rsid="0006284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0.499cm" fo:text-align="start" style:justify-single-word="false">
        <style:tab-stops>
          <style:tab-stop style:position="0.499cm"/>
        </style:tab-stops>
      </style:paragraph-properties>
      <style:text-properties fo:color="#6666ff" loext:opacity="100%" style:font-name="Libre Franklin SemiBold" fo:font-size="10pt" style:text-underline-style="none" officeooo:rsid="0004eb9b" officeooo:paragraph-rsid="0004eb9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loext:opacity="100%"/>
    </style:style>
    <style:style style:name="T3" style:family="text">
      <style:text-properties officeooo:rsid="00072766"/>
    </style:style>
    <style:style style:name="T4" style:family="text">
      <style:text-properties officeooo:rsid="0007ebdb"/>
    </style:style>
    <style:style style:name="T5" style:family="text">
      <style:text-properties officeooo:rsid="0007f86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U DAS EL PAN</text:p>
      <text:p text:style-name="P8">Himno</text:p>
      <text:p text:style-name="P10"/>
      <text:p text:style-name="P1"><text:tab/> <text:s text:c="4"/>Do</text:p>
      <text:p text:style-name="P3"><text:span text:style-name="T2">A.<text:tab/></text:span> <text:s text:c="3"/><text:span text:style-name="T1">TU DAS EL PAN A LOS POBRES,</text:span></text:p>
      <text:p text:style-name="P2"><text:tab/><text:tab/><text:tab/><text:tab/><text:tab/> <text:s text:c="12"/>Sol</text:p>
      <text:p text:style-name="P4"><text:tab/> <text:s text:c="3"/>ERES ALEGRÍA PARA TODOS,</text:p>
      <text:p text:style-name="P2"><text:tab/><text:tab/><text:tab/> <text:s text:c="6"/><text:span text:style-name="T4">(</text:span><text:span text:style-name="T3">Sol7</text:span><text:span text:style-name="T4">)</text:span> <text:s text:c="19"/>Do</text:p>
      <text:p text:style-name="P4"><text:tab/> <text:s text:c="3"/>TE BENDECIMOS SE<text:span text:style-name="T3">Ñ</text:span>OR.</text:p>
      <text:p text:style-name="P5"><text:tab/></text:p>
      <text:p text:style-name="P4"><text:tab/> <text:s text:c="3"/>DAS DE COMER A LAS AVES,</text:p>
      <text:p text:style-name="P2"><text:tab/> <text:s text:c="5"/>Fa <text:s text:c="81"/>Do</text:p>
      <text:p text:style-name="P4"><text:tab/> <text:s text:c="3"/>ENVÍAS LA LLUVIA Y CRECE LA HIERBA,</text:p>
      <text:p text:style-name="P2"><text:tab/> <text:s text:c="12"/>Sol <text:s text:c="50"/>Do</text:p>
      <text:p text:style-name="P4"><text:tab/> <text:s text:c="3"/>TE DAMOS GRACIAS SEÑOR,</text:p>
      <text:p text:style-name="P2"><text:tab/> <text:s text:c="12"/>Sol7 <text:s text:c="48"/>Do</text:p>
      <text:p text:style-name="P4"><text:tab/> <text:s text:c="3"/>TE DAMOS GRACIAS SEÑOR.</text:p>
      <text:p text:style-name="P6"/>
      <text:p text:style-name="P2"><text:tab/> <text:s text:c="6"/>Do</text:p>
      <text:p text:style-name="P4"><text:tab/> <text:s text:c="3"/>LOS POBRES BUSCAN TU PAN,</text:p>
      <text:p text:style-name="P2"><text:tab/><text:tab/><text:tab/><text:tab/><text:tab/><text:tab/><text:tab/> <text:s text:c="14"/>Sol</text:p>
      <text:p text:style-name="P4"><text:tab/> <text:s text:c="3"/>SU LENGUA ESTA SECA POR LA SED,</text:p>
      <text:p text:style-name="P2"><text:tab/><text:tab/><text:tab/> <text:s text:c="12"/><text:span text:style-name="T4">(Sol7)</text:span> <text:s text:c="23"/>Do</text:p>
      <text:p text:style-name="P4"><text:tab/> <text:s text:c="3"/>SE ALEGRARAN EN YAHVÉH.</text:p>
      <text:p text:style-name="P7"/>
      <text:p text:style-name="P4"><text:tab/> <text:s text:c="3"/>DESPLEGÓ EL PODER DE SU BRAZO,</text:p>
      <text:p text:style-name="P2"><text:tab/> <text:s text:c="4"/>Fa <text:s text:c="107"/>Do</text:p>
      <text:p text:style-name="P4"><text:tab/> <text:s text:c="3"/>Y DERRIBO A L<text:span text:style-name="T5">A</text:span>S POTESTAD<text:span text:style-name="T5">E</text:span>S DE SUS TRONOS,</text:p>
      <text:p text:style-name="P2"><text:tab/> <text:s text:c="28"/>Sol <text:s text:c="44"/>Do</text:p>
      <text:p text:style-name="P4"><text:tab/> <text:s text:c="3"/>NO HAY SANTO COMO YAHVÉH,</text:p>
      <text:p text:style-name="P2"><text:tab/> <text:s text:c="28"/>Sol7 <text:s text:c="41"/>Do</text:p>
      <text:p text:style-name="P4"><text:tab/> <text:s text:c="3"/>NO HAY SANTO COMO YAHVÉ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4T22:37:22.096040816</meta:creation-date>
    <dc:date>2023-04-21T11:39:19.771404757</dc:date>
    <meta:editing-duration>PT18M54S</meta:editing-duration>
    <meta:editing-cycles>7</meta:editing-cycles>
    <meta:generator>LibreOffice/7.4.5.1$Linux_X86_64 LibreOffice_project/40$Build-1</meta:generator>
    <meta:document-statistic meta:table-count="0" meta:image-count="0" meta:object-count="0" meta:page-count="1" meta:paragraph-count="29" meta:word-count="101" meta:character-count="1125" meta:non-whitespace-character-count="388"/>
  </office:meta>
</office:document-meta>
</file>